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d0b2" officeooo:paragraph-rsid="001dd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 je zo eerlijk en open bent ~ Jouw ogen ~ Dat je er echt altijd voor me bent ~ Jouw wangetjes (en je knuffels!) ~ Hoe je rent en gooit, vet cute ~ Dat je me altijd opvrolijkt ~ Je zandloperfiguur ~ Je krulletjes ~ Je neus ~ Hoe je lacht (echt ik smelt weg omg) ~ Dat je me spamt met hartjes totdat ik online kom ~ Dat je naar me toe rent en me kust vlak voordat ik wegga ~ Dat je me altijd serieus neemt ~ Je lippen (en je tong) ~ Dat je mijn hand soms spontaan pakt (lief!) ~ Dat je altijd zo gezellig bent ~ Hoe lief je altijd voor me bent ~ Jouw lieve stem (weet je zeker dat je niet kanzingen?) ~ Ik voel me altijd zo gelukkig bij jou! ~ Dat ik alles bij je kwijt kan ~ Hoe goed je pirouettes kan maken ;) ~ Hoe je kijkt als je erachter komt dat ik de hele tijd naar je staar ~ Dat je niet alleen heel leuk kan vertellen, maar ook zo goed kan luist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m Roukema</meta:initial-creator>
    <meta:creation-date>2016-07-20T10:13:30.970494697</meta:creation-date>
    <dc:date>2016-07-20T10:26:52.682460799</dc:date>
    <dc:creator>Harm Roukema</dc:creator>
    <meta:editing-duration>PT13M2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186" meta:character-count="859" meta:non-whitespace-character-count="674"/>
  </office:meta>
</office:document-meta>
</file>